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d98c" officeooo:paragraph-rsid="0010d9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1]ip route add 192.168.3.0/24 dev eth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28:36.973781508</meta:creation-date>
    <dc:date>2017-04-18T16:19:38.314215155</dc:date>
    <meta:editing-duration>PT50M2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6" meta:character-count="39" meta:non-whitespace-character-count="34"/>
  </office:meta>
</office:document-meta>
</file>